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0000000FD39FB95F0B5601453.png" manifest:media-type="image/png"/>
  <manifest:file-entry manifest:full-path="Pictures/10000000000001BE000000850C15ED6B56576AE9.png" manifest:media-type="image/png"/>
  <manifest:file-entry manifest:full-path="Pictures/10000001000002AC0000007E0A23C65E8AD19E9D.png" manifest:media-type="image/png"/>
  <manifest:file-entry manifest:full-path="Pictures/10000000000003C00000040B61E4DA07E21F7A2C.jpg" manifest:media-type="image/jpeg"/>
  <manifest:file-entry manifest:full-path="Pictures/10000001000001A00000008E729657855747CA08.png" manifest:media-type="image/png"/>
  <manifest:file-entry manifest:full-path="Pictures/10000000000003C00000040B9BDAD15B277B5C3A.jpg" manifest:media-type="image/jpeg"/>
  <manifest:file-entry manifest:full-path="Pictures/10000001000001B0000000CA7E84E6D60BC2C6E2.png" manifest:media-type="image/png"/>
  <manifest:file-entry manifest:full-path="Pictures/10000000000003C00000040BECE60C467049133D.jpg" manifest:media-type="image/jpeg"/>
  <manifest:file-entry manifest:full-path="Pictures/10000000000003C00000040B23524A8098029D6D.jpg" manifest:media-type="image/jpeg"/>
  <manifest:file-entry manifest:full-path="Pictures/10000000000003C00000040B33F6905630B2595E.jpg" manifest:media-type="image/jpeg"/>
  <manifest:file-entry manifest:full-path="Pictures/100000010000023F00000091EFF6B3DEAE3C34BC.png" manifest:media-type="image/png"/>
  <manifest:file-entry manifest:full-path="Pictures/10000000000003C00000040B5801C2E0FA688668.jpg" manifest:media-type="image/jpeg"/>
  <manifest:file-entry manifest:full-path="Pictures/10000000000001DD000000F3FD56267A7464786B.png" manifest:media-type="image/png"/>
  <manifest:file-entry manifest:full-path="Pictures/10000000000000F100000089FBA8E9A9437EB52D.png" manifest:media-type="image/png"/>
  <manifest:file-entry manifest:full-path="Pictures/10000000000003C00000040B1EDAB7726BAA6DFA.jpg" manifest:media-type="image/jpe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Pictures/10000000000003C00000040B864CF763D1A86ADA.jpg" manifest:media-type="image/jpeg"/>
  <manifest:file-entry manifest:full-path="Pictures/10000000000002EB000000A12D63EB67076A93F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7.902cm"/>
    </style:style>
    <style:style style:name="Tabla5.C" style:family="table-column">
      <style:table-column-properties style:column-width="3.044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Estilo_5f_ANA">
      <style:paragraph-properties fo:text-align="justify" style:justify-single-word="false"/>
      <style:text-properties officeooo:paragraph-rsid="00b10ec1"/>
    </style:style>
    <style:style style:name="P2" style:family="paragraph" style:parent-style-name="Estilo_5f_ANA">
      <style:paragraph-properties fo:text-align="justify" style:justify-single-word="false"/>
      <style:text-properties officeooo:paragraph-rsid="00b87f8d"/>
    </style:style>
    <style:style style:name="P3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4" style:family="paragraph" style:parent-style-name="Estilo_5f_ANA">
      <style:paragraph-properties fo:text-align="justify" style:justify-single-word="false"/>
      <style:text-properties officeooo:paragraph-rsid="00bcde42"/>
    </style:style>
    <style:style style:name="P5" style:family="paragraph" style:parent-style-name="Estilo_5f_ANA">
      <style:paragraph-properties fo:text-align="justify" style:justify-single-word="false"/>
      <style:text-properties officeooo:paragraph-rsid="00c0d8d8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7" style:family="paragraph" style:parent-style-name="Text_20_body">
      <style:paragraph-properties fo:text-align="justify" style:justify-single-word="false"/>
      <style:text-properties officeooo:paragraph-rsid="00b50403"/>
    </style:style>
    <style:style style:name="P8" style:family="paragraph" style:parent-style-name="Estilo_5f_ANA">
      <style:paragraph-properties fo:text-align="justify" style:justify-single-word="false"/>
      <style:text-properties officeooo:paragraph-rsid="00c9bbf5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1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1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1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1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1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1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16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17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18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Candara" fo:letter-spacing="normal"/>
    </style:style>
    <style:style style:name="P1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Candara" fo:font-size="13.5pt" fo:letter-spacing="normal" fo:font-style="normal" fo:font-weight="normal"/>
    </style:style>
    <style:style style:name="P2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0pt" fo:letter-spacing="normal" fo:font-style="normal" fo:font-weight="normal" officeooo:rsid="00bf091f" officeooo:paragraph-rsid="00c0d8d8" style:font-size-asian="10pt" style:font-size-complex="10pt"/>
    </style:style>
    <style:style style:name="P2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22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2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2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25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2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0d8d8"/>
    </style:style>
    <style:style style:name="P2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4ab94"/>
    </style:style>
    <style:style style:name="P2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2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3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9bbf5"/>
    </style:style>
    <style:style style:name="P3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2pt" fo:letter-spacing="normal" fo:font-style="normal" fo:font-weight="normal" officeooo:paragraph-rsid="00c11aae" style:font-size-asian="12pt" style:font-size-complex="12pt"/>
    </style:style>
    <style:style style:name="P32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3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34" style:family="paragraph" style:parent-style-name="Estilo_5f_ANA">
      <style:paragraph-properties fo:text-align="justify" style:justify-single-word="false"/>
      <style:text-properties style:font-name="Candara" officeooo:paragraph-rsid="00bcde42"/>
    </style:style>
    <style:style style:name="P35" style:family="paragraph" style:parent-style-name="Estilo_5f_ANA">
      <style:paragraph-properties fo:text-align="justify" style:justify-single-word="false"/>
      <style:text-properties style:font-name="Candara" officeooo:paragraph-rsid="00b50403"/>
    </style:style>
    <style:style style:name="P36" style:family="paragraph" style:parent-style-name="Text_20_body">
      <style:paragraph-properties fo:text-align="justify" style:justify-single-word="false"/>
      <style:text-properties style:font-name="Candara" officeooo:paragraph-rsid="00b50403"/>
    </style:style>
    <style:style style:name="P37" style:family="paragraph" style:parent-style-name="Estilo_5f_ANA">
      <style:paragraph-properties fo:text-align="justify" style:justify-single-word="false"/>
      <style:text-properties style:font-name="Candara" officeooo:paragraph-rsid="00b6bc9f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3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style:font-name="Candara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Candara" fo:font-style="normal" officeooo:paragraph-rsid="0014588a" style:font-style-asian="normal" style:font-style-complex="normal"/>
    </style:style>
    <style:style style:name="P41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42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43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5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6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rsid="00cca319" officeooo:paragraph-rsid="00cca319"/>
    </style:style>
    <style:style style:name="P54" style:family="paragraph" style:parent-style-name="Estilo_5f_ANA">
      <style:paragraph-properties fo:text-align="justify" style:justify-single-word="false"/>
      <style:text-properties fo:color="#800000" loext:opacity="100%" style:font-name="Candara" fo:font-size="10.5pt" fo:font-weight="normal" officeooo:paragraph-rsid="00b10ec1" fo:background-color="#ffffff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ndara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Candara" fo:font-size="12pt" fo:language="es" fo:country="ES" style:text-underline-style="solid" style:text-underline-width="auto" style:text-underline-color="font-color" fo:font-weight="bold" officeooo:rsid="00a17a8d" officeooo:paragraph-rsid="006ae910" style:font-size-asian="12pt" style:font-weight-asian="bold" style:font-name-complex="Times New Roman" style:font-size-complex="12pt" style:font-weight-complex="bold"/>
    </style:style>
    <style:style style:name="P59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60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style:font-name="Candara" officeooo:paragraph-rsid="00bcde42"/>
    </style:style>
    <style:style style:name="P6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2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3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4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5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66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7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70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0pt" fo:letter-spacing="normal" fo:font-style="normal" fo:font-weight="normal" officeooo:rsid="00bf091f" officeooo:paragraph-rsid="00bf091f" style:font-size-asian="10pt" style:font-size-complex="10pt"/>
    </style:style>
    <style:style style:name="P7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72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7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T1" style:family="text">
      <style:text-properties officeooo:rsid="006ae910"/>
    </style:style>
    <style:style style:name="T2" style:family="text">
      <style:text-properties fo:font-size="12pt" fo:language="es" fo:country="ES" officeooo:rsid="0020182a" style:font-size-asian="12pt" style:font-size-complex="12pt" style:font-weight-complex="normal"/>
    </style:style>
    <style:style style:name="T3" style:family="text">
      <style:text-properties fo:font-size="12pt" fo:language="es" fo:country="ES" officeooo:rsid="00a04012" style:font-size-asian="12pt" style:font-size-complex="12pt" style:font-weight-complex="normal"/>
    </style:style>
    <style:style style:name="T4" style:family="text">
      <style:text-properties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variant="normal" fo:text-transform="none" fo:color="#222222" loext:opacity="100%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" style:family="text">
      <style:text-properties fo:font-variant="normal" fo:text-transform="none" fo:color="#222222" loext:opacity="100%" fo:font-size="13.5pt" fo:letter-spacing="normal" fo:font-style="normal" fo:font-weight="normal"/>
    </style:style>
    <style:style style:name="T11" style:family="text">
      <style:text-properties fo:font-variant="normal" fo:text-transform="none" fo:color="#222222" loext:opacity="100%" style:font-name="Candara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" style:family="text">
      <style:text-properties fo:font-variant="normal" fo:text-transform="none" fo:color="#222222" loext:opacity="100%" style:font-name="Candara" fo:font-size="15.75pt" fo:letter-spacing="normal" fo:font-style="normal" fo:font-weight="bold" officeooo:rsid="00b50403" style:font-weight-asian="bold" style:font-weight-complex="bold"/>
    </style:style>
    <style:style style:name="T13" style:family="text">
      <style:text-properties fo:font-variant="normal" fo:text-transform="none" fo:color="#222222" loext:opacity="100%" style:font-name="Candara" fo:font-size="15.75pt" fo:letter-spacing="normal" fo:font-style="normal" fo:font-weight="bold" officeooo:rsid="00b6bc9f" style:font-weight-asian="bold" style:font-weight-complex="bold"/>
    </style:style>
    <style:style style:name="T14" style:family="text">
      <style:text-properties fo:font-variant="normal" fo:text-transform="none" fo:color="#222222" loext:opacity="100%" style:font-name="Candara" fo:font-size="15.75pt" fo:letter-spacing="normal" fo:font-style="normal" fo:font-weight="normal" officeooo:rsid="00b50403" style:font-weight-asian="normal" style:font-weight-complex="normal"/>
    </style:style>
    <style:style style:name="T15" style:family="text">
      <style:text-properties fo:font-variant="normal" fo:text-transform="none" fo:color="#222222" loext:opacity="100%" style:font-name="Candara" fo:font-size="15.75pt" fo:letter-spacing="normal" fo:font-style="normal" fo:font-weight="normal" officeooo:rsid="00b6bc9f" style:font-weight-asian="normal" style:font-weight-complex="normal"/>
    </style:style>
    <style:style style:name="T16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22222" loext:opacity="100%" style:font-name="Candara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22222" loext:opacity="100%" style:font-name="Candara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22222" loext:opacity="100%" style:font-name="Candara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22222" loext:opacity="100%" style:font-name="Candara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222222" loext:opacity="100%" style:font-name="Candara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" style:family="text">
      <style:text-properties fo:font-variant="normal" fo:text-transform="none" fo:color="#222222" loext:opacity="100%" style:font-name="Candara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222222" loext:opacity="100%" style:font-name="Candara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0" style:family="text">
      <style:text-properties fo:font-variant="normal" fo:text-transform="none" fo:color="#222222" loext:opacity="100%" style:font-name="Candara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" style:family="text">
      <style:text-properties fo:font-variant="normal" fo:text-transform="none" fo:color="#c9211e" loext:opacity="100%" style:font-name="Candara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c9211e" loext:opacity="100%" style:font-name="Candara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fo:font-variant="normal" fo:text-transform="none" fo:color="#c9211e" loext:opacity="100%" style:font-name="Candara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" style:family="text">
      <style:text-properties fo:font-size="10pt" officeooo:rsid="00bf091f" style:font-size-asian="10pt" style:font-size-complex="10pt"/>
    </style:style>
    <style:style style:name="T35" style:family="text">
      <style:text-properties fo:color="#c9211e" loext:opacity="100%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fo:color="#c9211e" loext:opacity="100%" style:font-name="Candara" fo:font-size="10pt" fo:font-weight="normal" officeooo:rsid="00bf091f" style:font-size-asian="10pt" style:font-weight-asian="normal" style:font-size-complex="10pt" style:font-weight-complex="normal"/>
    </style:style>
    <style:style style:name="T37" style:family="text">
      <style:text-properties fo:color="#c9211e" loext:opacity="100%" style:font-name="Candara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" style:family="text">
      <style:text-properties fo:font-weight="bold" style:font-weight-asian="bold" style:font-name-complex="Times New Roman"/>
    </style:style>
    <style:style style:name="T39" style:family="text">
      <style:text-properties fo:font-weight="bold" officeooo:rsid="0014f5b6" style:font-weight-asian="bold" style:font-name-complex="Times New Roman"/>
    </style:style>
    <style:style style:name="T40" style:family="text">
      <style:text-properties fo:font-weight="bold" officeooo:rsid="00689539" style:font-weight-asian="bold" style:font-name-complex="Times New Roman"/>
    </style:style>
    <style:style style:name="T41" style:family="text">
      <style:text-properties fo:font-weight="bold" officeooo:rsid="00adfa62" style:font-weight-asian="bold" style:font-name-complex="Times New Roman"/>
    </style:style>
    <style:style style:name="T42" style:family="text">
      <style:text-properties officeooo:rsid="00cfcaf7"/>
    </style:style>
    <style:style style:name="T43" style:family="text">
      <style:text-properties officeooo:rsid="00df3fe6"/>
    </style:style>
    <style:style style:name="T44" style:family="text">
      <style:text-properties officeooo:rsid="00e220e0"/>
    </style:style>
    <style:style style:name="T45" style:family="text">
      <style:text-properties fo:font-size="11pt" style:font-size-asian="11pt" style:font-name-complex="Times New Roman" style:font-size-complex="11pt"/>
    </style:style>
    <style:style style:name="T46" style:family="text">
      <style:text-properties fo:font-size="11pt" officeooo:rsid="00689539" style:font-size-asian="11pt" style:font-name-complex="Times New Roman" style:font-size-complex="11pt"/>
    </style:style>
    <style:style style:name="T47" style:family="text">
      <style:text-properties fo:font-size="11pt" officeooo:rsid="00156189" style:font-size-asian="11pt" style:font-name-complex="Times New Roman" style:font-size-complex="11pt"/>
    </style:style>
    <style:style style:name="T48" style:family="text">
      <style:text-properties fo:font-size="11pt" officeooo:rsid="006ae910" style:font-size-asian="11pt" style:font-name-complex="Times New Roman" style:font-size-complex="11pt"/>
    </style:style>
    <style:style style:name="T49" style:family="text">
      <style:text-properties fo:font-size="13.5pt" fo:font-style="normal" fo:font-weight="normal"/>
    </style:style>
    <style:style style:name="T50" style:family="text">
      <style:text-properties style:font-name="Candara"/>
    </style:style>
    <style:style style:name="T51" style:family="text">
      <style:text-properties style:font-name="Candara" fo:font-size="12pt" fo:font-weight="normal" officeooo:rsid="00b10ec1" style:font-size-asian="12pt" style:font-weight-asian="normal" style:font-size-complex="12pt" style:font-weight-complex="normal"/>
    </style:style>
    <style:style style:name="T52" style:family="text">
      <style:text-properties style:font-name="Candara" fo:font-size="12pt" fo:font-weight="normal" officeooo:rsid="00c0d8d8" style:font-size-asian="12pt" style:font-weight-asian="normal" style:font-size-complex="12pt" style:font-weight-complex="normal"/>
    </style:style>
    <style:style style:name="T53" style:family="text">
      <style:text-properties style:font-name="Candara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4" style:family="text">
      <style:text-properties style:font-name="Candara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5" style:family="text">
      <style:text-properties style:font-name="Candara"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6" style:family="text">
      <style:text-properties style:font-name="Candara"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7" style:family="text">
      <style:text-properties style:font-name="Candara"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8" style:family="text">
      <style:text-properties style:font-name="Candara" fo:font-weight="bold" officeooo:rsid="00ca5ee1" style:font-weight-asian="bold" style:font-weight-complex="bold"/>
    </style:style>
    <style:style style:name="T59" style:family="text">
      <style:text-properties style:font-name="Candara" fo:font-weight="normal" officeooo:rsid="00ca5ee1" style:font-weight-asian="normal" style:font-weight-complex="normal"/>
    </style:style>
    <style:style style:name="T60" style:family="text">
      <style:text-properties style:font-name="Candara" officeooo:rsid="00d408fb"/>
    </style:style>
    <style:style style:name="T61" style:family="text">
      <style:text-properties style:font-name="Candara" fo:font-size="15.75pt" fo:font-weight="normal" officeooo:rsid="00c11aae" style:font-weight-asian="normal" style:font-weight-complex="normal"/>
    </style:style>
    <style:style style:name="T62" style:family="text">
      <style:text-properties style:font-name="Candara" fo:font-size="15.75pt" fo:font-weight="bold" officeooo:rsid="00c11aae" style:font-weight-asian="bold" style:font-weight-complex="bold"/>
    </style:style>
    <style:style style:name="T63" style:family="text">
      <style:text-properties style:font-name="Candara" fo:font-size="15.75pt" fo:font-weight="bold" officeooo:rsid="00d408fb" style:font-weight-asian="bold" style:font-weight-complex="bold"/>
    </style:style>
    <style:style style:name="T64" style:family="text">
      <style:text-properties style:font-name="Candara" officeooo:rsid="00d754f2"/>
    </style:style>
    <style:style style:name="T65" style:family="text">
      <style:text-properties style:font-name="Candara" officeooo:rsid="00d7914c"/>
    </style:style>
    <style:style style:name="T66" style:family="text">
      <style:text-properties style:font-name="Candara" fo:font-size="10pt" fo:font-weight="normal" officeooo:rsid="00bf091f" style:font-size-asian="10pt" style:font-weight-asian="bold" style:font-size-complex="10pt" style:font-weight-complex="bold"/>
    </style:style>
    <style:style style:name="T67" style:family="text">
      <style:text-properties style:font-name="Candara"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1"><text:span text:style-name="T38">EXAMEN</text:span><text:span text:style-name="T39"> </text:span><text:span text:style-name="T40">UD</text:span><text:span text:style-name="T41">5</text:span></text:p>
          </table:table-cell>
        </table:table-row>
      </table:table>
      <text:p text:style-name="P44"><text:tab/><text:tab/><text:tab/><text:tab/><text:tab/><text:tab/><text:tab/><text:tab/><text:tab/><text:tab/>Fecha: <text:s/><text:span text:style-name="T43">1</text:span><text:span text:style-name="T44">4</text:span><text:span text:style-name="T42">/03/202</text:span><text:span text:style-name="T44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46">CICLO: <text:s text:c="4"/><text:span text:style-name="T1">DESARROLLO DE APLICACIONES WEB</text:span> <text:s text:c="38"/></text:p>
            <text:p text:style-name="P42"><text:span text:style-name="T45">CURSO: <text:s text:c="2"/></text:span><text:span text:style-name="T46">1</text:span><text:span text:style-name="T47">º</text:span></text:p>
            <text:p text:style-name="P43"><text:span text:style-name="T45">MÓDULO: </text:span><text:span text:style-name="T48">LENGUAJES DE MARCAS Y SGI</text:span></text:p>
          </table:table-cell>
          <table:covered-table-cell/>
          <table:table-cell table:style-name="Tabla5.C1" table:number-rows-spanned="3" office:value-type="string">
            <text:p text:style-name="P46">CALIFICACIÓN:</text:p>
          </table:table-cell>
        </table:table-row>
        <table:table-row table:style-name="Tabla5.2">
          <table:table-cell table:style-name="Tabla5.A2" office:value-type="string">
            <text:p text:style-name="P45">Nombre: </text:p>
          </table:table-cell>
          <table:table-cell table:style-name="Tabla5.B2" office:value-type="string">
            <text:p text:style-name="P45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45"/>
          </table:table-cell>
          <table:table-cell table:style-name="Tabla5.B3" office:value-type="string">
            <text:p text:style-name="P45"/>
          </table:table-cell>
          <table:covered-table-cell table:style-name="Tabla5.C1"/>
        </table:table-row>
      </table:table>
      <text:p text:style-name="P47"/>
      <text:p text:style-name="P52"><text:span text:style-name="T2">Lee detenidamente y de forma completa cada uno de los problemas planteados y respond</text:span><text:span text:style-name="T3">e</text:span><text:span text:style-name="T2"> únicamente a lo que se pide.</text:span></text:p>
      <text:p text:style-name="P48"/>
      <text:p text:style-name="P38"><text:span text:style-name="T5">La resolución de la prueba consiste en </text:span><text:span text:style-name="T6">crear un repositorio en el usuario de GitHub </text:span><text:span text:style-name="T7">que incluye los archivos generados para completar los ejercicios de la prueba. </text:span><text:span text:style-name="T8">En dicho repositorio, se incluye una carpeta por cada ejercicio.</text:span></text:p>
      <text:p text:style-name="P49"/>
      <text:p text:style-name="P49"><draw:frame draw:style-name="fr1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7"/>
      <text:p text:style-name="P53"><text:span text:style-name="T8">N</text:span><text:span text:style-name="T4">ombre repositorio: </text:span><text:span text:style-name="T35">NomApe1_Ex_UD5-LMSGI</text:span></text:p>
      <text:p text:style-name="P51"/>
      <text:p text:style-name="P55">Añadir a continuación la URL de acceso al repositorio:</text:p>
      <text:p text:style-name="P58">https://github.com/inuncab/-IgnacioNunez_Ex_UD5-LMSGI.git</text:p>
      <text:p text:style-name="P56"/>
      <text:p text:style-name="P1"><text:span text:style-name="Strong_20_Emphasis"><text:span text:style-name="T11">Ejercicio 1 <text:s/></text:span></text:span><text:span text:style-name="Strong_20_Emphasis"><text:span text:style-name="T31">(</text:span></text:span><text:span text:style-name="Strong_20_Emphasis"><text:span text:style-name="T32">1</text:span></text:span><text:span text:style-name="Strong_20_Emphasis"><text:span text:style-name="T31"> punto)</text:span></text:span><text:span text:style-name="Strong_20_Emphasis"><text:span text:style-name="T11">.</text:span></text:span></text:p>
      <text:p text:style-name="P5"><text:span text:style-name="Strong_20_Emphasis"><text:span text:style-name="T16">1.a) </text:span></text:span><text:span text:style-name="Strong_20_Emphasis"><text:span text:style-name="T17">Transformar el documento XML</text:span></text:span><text:span text:style-name="Strong_20_Emphasis"><text:span text:style-name="T23">(</text:span></text:span><text:span text:style-name="Strong_20_Emphasis"><text:span text:style-name="T24">libros</text:span></text:span><text:span text:style-name="Strong_20_Emphasis"><text:span text:style-name="T23">.xml)</text:span></text:span><text:span text:style-name="Strong_20_Emphasis"><text:span text:style-name="T17"> a una lista con formato HTML donde cada elemento de la lista sea el nombre del libro, </text:span></text:span><text:span text:style-name="Strong_20_Emphasis"><text:span text:style-name="T18">seguido de </text:span></text:span><text:span text:style-name="Strong_20_Emphasis"><text:span text:style-name="T19">la editorial </text:span></text:span><text:span text:style-name="Strong_20_Emphasis"><text:span text:style-name="T20">entre comillas dobles</text:span></text:span><text:span text:style-name="Strong_20_Emphasis"><text:span text:style-name="T19">(&lt;publisher&gt;)</text:span></text:span><text:span text:style-name="Strong_20_Emphasis"><text:span text:style-name="T18"> separado por un gui</text:span></text:span><text:span text:style-name="Strong_20_Emphasis"><text:span text:style-name="T19">o</text:span></text:span><text:span text:style-name="Strong_20_Emphasis"><text:span text:style-name="T18">n</text:span></text:span><text:span text:style-name="Strong_20_Emphasis"><text:span text:style-name="T17"> y el año de publicación entre paréntesis, situando el código HTML en sus plantillas correspondientes</text:span></text:span><text:span text:style-name="Strong_20_Emphasis"><text:span text:style-name="T51">. </text:span></text:span><text:span text:style-name="Strong_20_Emphasis"><text:span text:style-name="T52">Nombre archivo XSL: </text:span></text:span><text:span text:style-name="Strong_20_Emphasis"><text:span text:style-name="T23">(</text:span></text:span><text:span text:style-name="Strong_20_Emphasis"><text:span text:style-name="T24">libros</text:span></text:span><text:span text:style-name="Strong_20_Emphasis"><text:span text:style-name="T23">.xsl)</text:span></text:span></text:p>
      <text:p text:style-name="P54"/>
      <text:p text:style-name="P4"><text:span text:style-name="Strong_20_Emphasis"><text:span text:style-name="T28"><text:tab/>Formato de salida:</text:span></text:span></text:p>
      <text:p text:style-name="P34"><draw:frame draw:style-name="fr4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/text:p>
      <text:p text:style-name="P34"/>
      <text:p text:style-name="P34"/>
      <text:p text:style-name="P34"/>
      <text:p text:style-name="P59"><text:span text:style-name="Strong_20_Emphasis"><text:span text:style-name="T33">Adjuntar captura de pantalla que muestra el resultado obtenido. Completar el elemento <text:s/>necesario para mostrar el nombre y apellidos del alumno/a:</text:span></text:span></text:p>
      <text:p text:style-name="P59"><text:span text:style-name="Strong_20_Emphasis"><text:span text:style-name="T33"/></text:span></text:p>
      <text:p text:style-name="P59"><draw:frame draw:style-name="fr4" draw:name="Imagen7" text:anchor-type="char" svg:width="15.73cm" svg:height="16.958cm" draw:z-index="11"><draw:image xlink:href="Pictures/10000000000003C00000040B61E4DA07E21F7A2C.jpg" xlink:type="simple" xlink:show="embed" xlink:actuate="onLoad" draw:mime-type="image/jpeg"/></draw:frame><text:span text:style-name="Strong_20_Emphasis"><text:span text:style-name="T33"/></text:span></text:p>
      <text:p text:style-name="P60"><text:soft-page-break/></text:p>
      <text:p text:style-name="P2"><text:span text:style-name="Strong_20_Emphasis"><text:span text:style-name="T12">Ejercicio 2</text:span></text:span><text:span text:style-name="Strong_20_Emphasis"><text:span text:style-name="T14"> </text:span></text:span><text:span text:style-name="Strong_20_Emphasis"><text:span text:style-name="T31">(5 puntos).</text:span></text:span></text:p>
      <text:p text:style-name="P6"><text:span text:style-name="Strong_20_Emphasis"><text:span text:style-name="T30">&lt;?xml version="1.0" encoding="UTF-8"?&gt;</text:span></text:span></text:p>
      <text:p text:style-name="P39"><text:span text:style-name="T10">&lt;ies nombre="IES </text:span><text:span text:style-name="T9">Nuestra Señora de los Remedios</text:span><text:span text:style-name="T10">" web="http://www.ies</text:span><text:span text:style-name="T9">losremedios</text:span><text:span text:style-name="T10">.es" &gt;</text:span></text:p>
      <text:p text:style-name="P18"><text:s text:c="2"/><text:span text:style-name="T49">&lt;ciclos&gt;</text:span></text:p>
      <text:p text:style-name="P18"><text:s text:c="4"/><text:span text:style-name="T49">&lt;ciclo id="ASIR"&gt;</text:span></text:p>
      <text:p text:style-name="P18"><text:s text:c="6"/><text:span text:style-name="T49">&lt;nombre&gt;Administración de Sistemas Informáticos en Red&lt;/nombre&gt;</text:span></text:p>
      <text:p text:style-name="P18"><text:s text:c="6"/><text:span text:style-name="T49">&lt;grado&gt;Superior&lt;/grado&gt;</text:span></text:p>
      <text:p text:style-name="P18"><text:s text:c="6"/><text:span text:style-name="T49">&lt;decretoTitulo año="2009" /&gt;</text:span></text:p>
      <text:p text:style-name="P18"><text:s text:c="4"/><text:span text:style-name="T49">&lt;/ciclo&gt;</text:span></text:p>
      <text:p text:style-name="P18"><text:s text:c="4"/><text:span text:style-name="T49">&lt;ciclo id="DAW"&gt;</text:span></text:p>
      <text:p text:style-name="P18"><text:s text:c="6"/><text:span text:style-name="T49">&lt;nombre&gt;Desarrollo de Aplicaciones Web&lt;/nombre&gt;</text:span></text:p>
      <text:p text:style-name="P18"><text:s text:c="6"/><text:span text:style-name="T49">&lt;grado&gt;Superior&lt;/grado&gt;</text:span></text:p>
      <text:p text:style-name="P18"><text:s text:c="6"/><text:span text:style-name="T49">&lt;decretoTitulo año="2010" /&gt;</text:span></text:p>
      <text:p text:style-name="P18"><text:s text:c="4"/><text:span text:style-name="T49">&lt;/ciclo&gt;</text:span></text:p>
      <text:p text:style-name="P18"><text:s text:c="4"/><text:span text:style-name="T49">&lt;ciclo&gt;</text:span></text:p>
      <text:p text:style-name="P18"><text:s text:c="6"/><text:span text:style-name="T49">&lt;nombre&gt;Desarrollo de Aplicaciones Multiplataforma&lt;/nombre&gt;</text:span></text:p>
      <text:p text:style-name="P18"><text:s text:c="6"/><text:span text:style-name="T49">&lt;grado&gt;Superior&lt;/grado&gt;</text:span></text:p>
      <text:p text:style-name="P18"><text:s text:c="6"/><text:span text:style-name="T49">&lt;decretoTitulo año="2010" /&gt;</text:span></text:p>
      <text:p text:style-name="P18"><text:s text:c="4"/><text:span text:style-name="T49">&lt;/ciclo&gt;</text:span></text:p>
      <text:p text:style-name="P18"><text:s text:c="4"/><text:span text:style-name="T49">&lt;ciclo id="SMR"&gt;</text:span></text:p>
      <text:p text:style-name="P18"><text:s text:c="6"/><text:span text:style-name="T49">&lt;nombre&gt;Sistemas Microinformáticos y Redes&lt;/nombre&gt;</text:span></text:p>
      <text:p text:style-name="P18"><text:s text:c="6"/><text:span text:style-name="T49">&lt;grado&gt;Medio&lt;/grado&gt;</text:span></text:p>
      <text:p text:style-name="P18"><text:s text:c="6"/><text:span text:style-name="T49">&lt;decretoTitulo año="2008" /&gt;</text:span></text:p>
      <text:p text:style-name="P18"><text:s text:c="4"/><text:span text:style-name="T49">&lt;/ciclo&gt;</text:span></text:p>
      <text:p text:style-name="P18"><text:s text:c="2"/><text:span text:style-name="T49">&lt;/ciclos&gt;</text:span></text:p>
      <text:p text:style-name="P19">&lt;/ies&gt;</text:p>
      <text:p text:style-name="P36"/>
      <text:p text:style-name="P36"/>
      <text:p text:style-name="P36"/>
      <text:p text:style-name="P36"/>
      <text:p text:style-name="P7"><text:soft-page-break/><text:span text:style-name="Strong_20_Emphasis"><text:span text:style-name="T21">Dado el anterior documento XML</text:span></text:span><text:span text:style-name="Strong_20_Emphasis"><text:span text:style-name="T22">(</text:span></text:span><text:span text:style-name="Strong_20_Emphasis"><text:span text:style-name="T25">ies</text:span></text:span><text:span text:style-name="Strong_20_Emphasis"><text:span text:style-name="T26">FP</text:span></text:span><text:span text:style-name="Strong_20_Emphasis"><text:span text:style-name="T25">.xml)</text:span></text:span><text:span text:style-name="Strong_20_Emphasis"><text:span text:style-name="T21">, realiza las siguientes transformaciones XSLT</text:span></text:span><text:span text:style-name="Strong_20_Emphasis"><text:span text:style-name="T14"> .</text:span></text:span></text:p>
      <text:list text:style-name="L1">
        <text:list-header>
          <text:p text:style-name="P61"><text:span text:style-name="Strong_20_Emphasis"><text:span text:style-name="T58">2.a)</text:span></text:span><text:span text:style-name="Strong_20_Emphasis"><text:span text:style-name="T59"> </text:span></text:span><text:span text:style-name="T50">Mostrar los nombres de los ciclos sin etiquetas </text:span><text:span text:style-name="T60">entre comillas dobles</text:span><text:span text:style-name="T50">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1.xsl)</text:span></text:span></text:p>
          <text:list>
            <text:list-header>
              <text:p text:style-name="P70">Formato de salida:</text:p>
            </text:list-header>
          </text:list>
        </text:list-header>
      </text:list>
      <text:p text:style-name="P21"><draw:frame draw:style-name="fr1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21"/>
      <text:p text:style-name="P23"/>
      <text:p text:style-name="P10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23"/>
      <text:p text:style-name="P23"><draw:frame draw:style-name="fr4" draw:name="Imagen13" text:anchor-type="char" svg:width="14.46cm" svg:height="15.589cm" draw:z-index="12"><draw:image xlink:href="Pictures/10000000000003C00000040B9BDAD15B277B5C3A.jpg" xlink:type="simple" xlink:show="embed" xlink:actuate="onLoad" draw:mime-type="image/jpeg"/></draw:frame></text:p>
      <text:p text:style-name="P23"/>
      <text:p text:style-name="P23"/>
      <text:p text:style-name="P23"/>
      <text:p text:style-name="P23"><text:soft-page-break/></text:p>
      <text:list text:continue-numbering="true" text:style-name="L1">
        <text:list-header>
          <text:p text:style-name="P61"><text:span text:style-name="Strong_20_Emphasis"><text:span text:style-name="T58">2.b) </text:span></text:span><text:span text:style-name="T50">Mostrar en párrafos cada uno de los nombres de los ciclos </text:span><text:span text:style-name="T64">entre comillas dobles</text:span><text:span text:style-name="T50">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2.xsl)</text:span></text:span></text:p>
        </text:list-header>
      </text:list>
      <text:p text:style-name="P24"><text:tab/><text:tab/><text:span text:style-name="T34">Formato de salida:</text:span></text:p>
      <text:p text:style-name="P21"><draw:frame draw:style-name="fr1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21"/>
      <text:p text:style-name="P21"/>
      <text:p text:style-name="P21"/>
      <text:p text:style-name="P10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24"/>
      <text:p text:style-name="P24"><draw:frame draw:style-name="fr2" draw:name="Imagen14" text:anchor-type="char" svg:width="17cm" svg:height="18.327cm" draw:z-index="13"><draw:image xlink:href="Pictures/10000000000003C00000040BECE60C467049133D.jpg" xlink:type="simple" xlink:show="embed" xlink:actuate="onLoad" draw:mime-type="image/jpeg"/></draw:frame></text:p>
      <text:p text:style-name="P25"/>
      <text:list text:continue-numbering="true" text:style-name="L1">
        <text:list-header>
          <text:p text:style-name="P62"><text:span text:style-name="Strong_20_Emphasis"><text:span text:style-name="T58">2.c)</text:span></text:span><text:span text:style-name="T50"> Mostrar en una lista sin numerar los nombres de los ciclos y entre paréntesis su grado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3.xsl)</text:span></text:span></text:p>
        </text:list-header>
      </text:list>
      <text:p text:style-name="P26"><text:tab/><text:tab/><text:span text:style-name="T34">Formato de salida:</text:span></text:p>
      <text:p text:style-name="P20"><draw:frame draw:style-name="fr1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20"/>
      <text:p text:style-name="P20"/>
      <text:p text:style-name="P11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21"/>
      <text:p text:style-name="P21"><draw:frame draw:style-name="fr2" draw:name="Imagen15" text:anchor-type="char" svg:width="17cm" svg:height="18.327cm" draw:z-index="14"><draw:image xlink:href="Pictures/10000000000003C00000040B23524A8098029D6D.jpg" xlink:type="simple" xlink:show="embed" xlink:actuate="onLoad" draw:mime-type="image/jpeg"/></draw:frame></text:p>
      <text:p text:style-name="P21"><text:soft-page-break/></text:p>
      <text:p text:style-name="P21"/>
      <text:list text:continue-numbering="true" text:style-name="L1">
        <text:list-header>
          <text:p text:style-name="P62"><text:span text:style-name="Strong_20_Emphasis"><text:span text:style-name="T58">2.d)</text:span></text:span><text:span text:style-name="T50"> Mostrar en una lista numerada los nombres de los ciclos </text:span><text:span text:style-name="T65">entre comillas dobles</text:span><text:span text:style-name="T50"> ordenados alfabéticamente de manera descendente y entre paréntesis su grado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4.xsl)</text:span></text:span></text:p>
        </text:list-header>
      </text:list>
      <text:p text:style-name="P26"><text:tab/><text:tab/><text:span text:style-name="T34">Formato de salida:</text:span></text:p>
      <text:p text:style-name="P21"><draw:frame draw:style-name="fr4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21"/>
      <text:p text:style-name="P11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11"><text:span text:style-name="Strong_20_Emphasis"><text:span text:style-name="T36"/></text:span></text:p>
      <text:p text:style-name="P11"><draw:frame draw:style-name="fr4" draw:name="Imagen16" text:anchor-type="char" svg:width="14.46cm" svg:height="15.589cm" draw:z-index="15"><draw:image xlink:href="Pictures/10000000000003C00000040B5801C2E0FA688668.jpg" xlink:type="simple" xlink:show="embed" xlink:actuate="onLoad" draw:mime-type="image/jpeg"/></draw:frame><text:span text:style-name="Strong_20_Emphasis"><text:span text:style-name="T36"/></text:span></text:p>
      <text:list text:continue-numbering="true" text:style-name="L1">
        <text:list-header>
          <text:p text:style-name="P71"/>
          <text:p text:style-name="P61"><text:span text:style-name="Strong_20_Emphasis"><text:span text:style-name="T58">2.e)</text:span></text:span><text:span text:style-name="T50"> Mostrar en una etiqueta H1 el nombre del instituto y luego en una tabla con su fila encabezado las siguientes columnas, nombre del ciclo y año. Si el año es mayor al 2009 la letra será de color verde, si es igual al 2009 de color azul y si es menor al 2009 de color rojo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5.xsl)</text:span></text:span></text:p>
        </text:list-header>
      </text:list>
      <text:p text:style-name="P15"><text:span text:style-name="Strong_20_Emphasis"><text:span text:style-name="T62"><text:tab/><text:tab/></text:span></text:span><text:span text:style-name="Strong_20_Emphasis"><text:span text:style-name="T66">Formato de salida:</text:span></text:span></text:p>
      <text:p text:style-name="P31"><draw:frame draw:style-name="fr5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4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3"><text:span text:style-name="Strong_20_Emphasis"><text:span text:style-name="T13">Ejercicio 3 </text:span></text:span><text:span text:style-name="Strong_20_Emphasis"><text:span text:style-name="T31">(</text:span></text:span><text:span text:style-name="Strong_20_Emphasis"><text:span text:style-name="T32">4</text:span></text:span><text:span text:style-name="Strong_20_Emphasis"><text:span text:style-name="T31"> puntos)</text:span></text:span><text:span text:style-name="Strong_20_Emphasis"><text:span text:style-name="T15">.</text:span></text:span></text:p>
      <text:p text:style-name="P32"><text:span text:style-name="Strong_20_Emphasis"><text:span text:style-name="T27">&lt;?xml version="1.0" encoding="UTF-8"?&gt;</text:span></text:span></text:p>
      <text:p text:style-name="P16"><text:span text:style-name="Strong_20_Emphasis"><text:span text:style-name="T53">&lt;bib url="http://www.uco.es/servicios/biblioteca/"&gt; </text:span></text:span></text:p>
      <text:p text:style-name="P17"><text:span text:style-name="Strong_20_Emphasis"><text:span text:style-name="T54"><text:s text:c="2"/>&lt;libro año="1994"&gt;</text:span></text:span></text:p>
      <text:p text:style-name="P17"><text:span text:style-name="Strong_20_Emphasis"><text:span text:style-name="T54"><text:s text:c="4"/>&lt;titulo&gt;TCP/IP Illustrated&lt;/titulo&gt; </text:span></text:span></text:p>
      <text:p text:style-name="P17"><text:span text:style-name="Strong_20_Emphasis"><text:span text:style-name="T54"><text:s text:c="4"/>&lt;autor&gt; </text:span></text:span></text:p>
      <text:p text:style-name="P17"><text:span text:style-name="Strong_20_Emphasis"><text:span text:style-name="T54"><text:s text:c="6"/>&lt;apellido&gt;Stevens&lt;/apellido&gt; </text:span></text:span></text:p>
      <text:p text:style-name="P17"><text:span text:style-name="Strong_20_Emphasis"><text:span text:style-name="T54"><text:s text:c="6"/>&lt;nombre&gt;W.&lt;/nombre&gt; </text:span></text:span></text:p>
      <text:p text:style-name="P17"><text:span text:style-name="Strong_20_Emphasis"><text:span text:style-name="T54"><text:s text:c="4"/>&lt;/autor&gt; </text:span></text:span></text:p>
      <text:p text:style-name="P17"><text:span text:style-name="Strong_20_Emphasis"><text:span text:style-name="T54"><text:s text:c="4"/>&lt;editorial&gt;Addison-Wesley&lt;/editorial&gt; </text:span></text:span></text:p>
      <text:p text:style-name="P17"><text:span text:style-name="Strong_20_Emphasis"><text:span text:style-name="T54"><text:s text:c="4"/>&lt;precio&gt;65.95&lt;/precio&gt; </text:span></text:span></text:p>
      <text:p text:style-name="P17"><text:span text:style-name="Strong_20_Emphasis"><text:span text:style-name="T54"><text:s text:c="2"/>&lt;/libro&gt; </text:span></text:span></text:p>
      <text:p text:style-name="P17"><text:span text:style-name="Strong_20_Emphasis"><text:span text:style-name="T54"><text:s text:c="2"/>&lt;libro año="1992"&gt; </text:span></text:span></text:p>
      <text:p text:style-name="P17"><text:span text:style-name="Strong_20_Emphasis"><text:span text:style-name="T54"><text:s text:c="4"/>&lt;titulo&gt;Advan Programming for Unix environment&lt;/titulo&gt; </text:span></text:span></text:p>
      <text:p text:style-name="P17"><text:span text:style-name="Strong_20_Emphasis"><text:span text:style-name="T54"><text:s text:c="4"/>&lt;autor&gt;</text:span></text:span></text:p>
      <text:p text:style-name="P17"><text:span text:style-name="Strong_20_Emphasis"><text:span text:style-name="T54"><text:s text:c="6"/>&lt;apellido&gt;Stevens&lt;/apellido&gt; </text:span></text:span></text:p>
      <text:p text:style-name="P17"><text:span text:style-name="Strong_20_Emphasis"><text:span text:style-name="T54"><text:s text:c="6"/>&lt;nombre&gt;W.&lt;/nombre&gt; </text:span></text:span></text:p>
      <text:p text:style-name="P17"><text:span text:style-name="Strong_20_Emphasis"><text:span text:style-name="T54"><text:s text:c="4"/>&lt;/autor&gt; </text:span></text:span></text:p>
      <text:p text:style-name="P17"><text:span text:style-name="Strong_20_Emphasis"><text:span text:style-name="T54"><text:s text:c="4"/>&lt;editorial&gt;Addison-Wesley&lt;/editorial&gt; </text:span></text:span></text:p>
      <text:p text:style-name="P17"><text:span text:style-name="Strong_20_Emphasis"><text:span text:style-name="T54"><text:s text:c="4"/>&lt;precio&gt;65.95&lt;/precio&gt; </text:span></text:span></text:p>
      <text:p text:style-name="P17"><text:span text:style-name="Strong_20_Emphasis"><text:span text:style-name="T54"><text:s text:c="2"/>&lt;/libro&gt; </text:span></text:span></text:p>
      <text:p text:style-name="P17"><text:span text:style-name="Strong_20_Emphasis"><text:span text:style-name="T54"><text:s text:c="2"/>&lt;libro año="2000"&gt; </text:span></text:span></text:p>
      <text:p text:style-name="P17"><text:span text:style-name="Strong_20_Emphasis"><text:span text:style-name="T54"><text:s text:c="4"/>&lt;titulo&gt;Data on the Web&lt;/titulo&gt; </text:span></text:span></text:p>
      <text:p text:style-name="P17"><text:span text:style-name="Strong_20_Emphasis"><text:span text:style-name="T54"><text:s text:c="4"/>&lt;autor&gt; </text:span></text:span></text:p>
      <text:p text:style-name="P17"><text:span text:style-name="Strong_20_Emphasis"><text:span text:style-name="T54"><text:s text:c="6"/>&lt;apellido&gt;Abiteboul&lt;/apellido&gt; </text:span></text:span></text:p>
      <text:p text:style-name="P17"><text:span text:style-name="Strong_20_Emphasis"><text:span text:style-name="T54"><text:s text:c="6"/>&lt;nombre&gt;Serge&lt;/nombre&gt; </text:span></text:span></text:p>
      <text:p text:style-name="P17"><text:span text:style-name="Strong_20_Emphasis"><text:span text:style-name="T54"><text:s text:c="4"/>&lt;/autor&gt; </text:span></text:span></text:p>
      <text:p text:style-name="P17"><text:span text:style-name="Strong_20_Emphasis"><text:span text:style-name="T54"><text:s text:c="4"/>&lt;autor&gt; </text:span></text:span></text:p>
      <text:p text:style-name="P17"><text:span text:style-name="Strong_20_Emphasis"><text:span text:style-name="T54"><text:s text:c="6"/>&lt;apellido&gt;Buneman&lt;/apellido&gt; </text:span></text:span></text:p>
      <text:p text:style-name="P17"><text:span text:style-name="Strong_20_Emphasis"><text:span text:style-name="T54"><text:s text:c="6"/>&lt;nombre&gt;Peter&lt;/nombre&gt; </text:span></text:span></text:p>
      <text:p text:style-name="P17"><text:span text:style-name="Strong_20_Emphasis"><text:span text:style-name="T54"><text:s text:c="4"/>&lt;/autor&gt; </text:span></text:span></text:p>
      <text:p text:style-name="P17"><text:span text:style-name="Strong_20_Emphasis"><text:span text:style-name="T54"><text:s text:c="4"/>&lt;autor&gt; </text:span></text:span></text:p>
      <text:p text:style-name="P17"><text:span text:style-name="Strong_20_Emphasis"><text:span text:style-name="T54"><text:s text:c="6"/>&lt;apellido&gt;Suciu&lt;/apellido&gt; </text:span></text:span></text:p>
      <text:p text:style-name="P17"><text:span text:style-name="Strong_20_Emphasis"><text:span text:style-name="T54"><text:s text:c="6"/>&lt;nombre&gt;Dan&lt;/nombre&gt; </text:span></text:span></text:p>
      <text:p text:style-name="P17"><text:span text:style-name="Strong_20_Emphasis"><text:span text:style-name="T54"><text:s text:c="4"/>&lt;/autor&gt; </text:span></text:span></text:p>
      <text:p text:style-name="P17"><text:span text:style-name="Strong_20_Emphasis"><text:span text:style-name="T54"><text:s text:c="4"/>&lt;editorial&gt;Morgan Kaufmann editorials&lt;/editorial&gt; </text:span></text:span></text:p>
      <text:p text:style-name="P17"><text:span text:style-name="Strong_20_Emphasis"><text:span text:style-name="T54"><text:s text:c="4"/>&lt;precio&gt;39.95&lt;/precio&gt; </text:span></text:span></text:p>
      <text:p text:style-name="P17"><text:soft-page-break/><text:span text:style-name="Strong_20_Emphasis"><text:span text:style-name="T54"><text:s text:c="2"/>&lt;/libro&gt; </text:span></text:span></text:p>
      <text:p text:style-name="P17"><text:span text:style-name="Strong_20_Emphasis"><text:span text:style-name="T54"><text:s text:c="2"/>&lt;libro año="1999"&gt; </text:span></text:span></text:p>
      <text:p text:style-name="P17"><text:span text:style-name="Strong_20_Emphasis"><text:span text:style-name="T54"><text:s text:c="4"/>&lt;titulo&gt;Economics of Technology for Digital TV&lt;/titulo&gt; </text:span></text:span></text:p>
      <text:p text:style-name="P17"><text:span text:style-name="Strong_20_Emphasis"><text:span text:style-name="T54"><text:s text:c="4"/>&lt;editor&gt; </text:span></text:span></text:p>
      <text:p text:style-name="P17"><text:span text:style-name="Strong_20_Emphasis"><text:span text:style-name="T54"><text:s text:c="6"/>&lt;apellido&gt;Gerbarg&lt;/apellido&gt; </text:span></text:span></text:p>
      <text:p text:style-name="P17"><text:span text:style-name="Strong_20_Emphasis"><text:span text:style-name="T54"><text:s text:c="6"/>&lt;nombre&gt;Darcy&lt;/nombre&gt; </text:span></text:span></text:p>
      <text:p text:style-name="P17"><text:span text:style-name="Strong_20_Emphasis"><text:span text:style-name="T54"><text:s text:c="6"/>&lt;afiliacion&gt;CITI&lt;/afiliacion&gt; </text:span></text:span></text:p>
      <text:p text:style-name="P17"><text:span text:style-name="Strong_20_Emphasis"><text:span text:style-name="T54"><text:s text:c="4"/>&lt;/editor&gt; </text:span></text:span></text:p>
      <text:p text:style-name="P17"><text:span text:style-name="Strong_20_Emphasis"><text:span text:style-name="T54"><text:s text:c="4"/>&lt;editorial&gt;Kluwer Academic editorials&lt;/editorial&gt; </text:span></text:span></text:p>
      <text:p text:style-name="P17"><text:span text:style-name="Strong_20_Emphasis"><text:span text:style-name="T54"><text:s text:c="4"/>&lt;precio&gt;129.95&lt;/precio&gt; </text:span></text:span></text:p>
      <text:p text:style-name="P17"><text:span text:style-name="Strong_20_Emphasis"><text:span text:style-name="T54"><text:s text:c="2"/>&lt;/libro&gt; </text:span></text:span></text:p>
      <text:p text:style-name="P16"><text:span text:style-name="Strong_20_Emphasis"><text:span text:style-name="T53">&lt;/bib&gt;</text:span></text:span></text:p>
      <text:p text:style-name="P9"><text:span text:style-name="Strong_20_Emphasis"><text:span text:style-name="T53">Dado el anterior documento XML </text:span></text:span><text:span text:style-name="Strong_20_Emphasis"><text:span text:style-name="T55">(biblio.xml)</text:span></text:span><text:span text:style-name="Strong_20_Emphasis"><text:span text:style-name="T53">, realiza las siguientes transformaciones XSLT:</text:span></text:span></text:p>
      <text:list text:style-name="L2">
        <text:list-header>
          <text:p text:style-name="P63"><text:span text:style-name="Strong_20_Emphasis"><text:span text:style-name="T56">3.a)</text:span></text:span><text:span text:style-name="Strong_20_Emphasis"><text:span text:style-name="T53"> Mostrar una lista enumerada con todos los autores ordenados por apellidos. </text:span></text:span><text:span text:style-name="Strong_20_Emphasis"><text:span text:style-name="T55">(biblio1.xsl)</text:span></text:span></text:p>
        </text:list-header>
      </text:list>
      <text:p text:style-name="P12"><text:span text:style-name="Strong_20_Emphasis"><text:span text:style-name="T53"><text:tab/><text:tab/></text:span></text:span><text:span text:style-name="Strong_20_Emphasis"><text:span text:style-name="T67">Formato de salida:</text:span></text:span></text:p>
      <text:p text:style-name="P21"><draw:frame draw:style-name="fr1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/text:p>
      <text:p text:style-name="P21"/>
      <text:p text:style-name="P21"/>
      <text:p text:style-name="P21"/>
      <text:p text:style-name="P13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21"><draw:frame draw:style-name="fr3" draw:name="Imagen17" text:anchor-type="char" svg:width="17cm" svg:height="18.327cm" draw:z-index="16"><draw:image xlink:href="Pictures/10000000000003C00000040B1EDAB7726BAA6DFA.jpg" xlink:type="simple" xlink:show="embed" xlink:actuate="onLoad" draw:mime-type="image/jpeg"/></draw:frame><text:soft-page-break/></text:p>
      <text:p text:style-name="P22"/>
      <text:list text:continue-numbering="true" text:style-name="L2">
        <text:list-header>
          <text:p text:style-name="P63"><text:span text:style-name="Strong_20_Emphasis"><text:span text:style-name="T56">3.b)</text:span></text:span><text:span text:style-name="Strong_20_Emphasis"><text:span text:style-name="T53"> Mostrar una lista enumerada con todos los títulos de libros cuyo precio sea menor de 100. </text:span></text:span><text:span text:style-name="Strong_20_Emphasis"><text:span text:style-name="T55">(biblioteca2.xsl)</text:span></text:span></text:p>
        </text:list-header>
      </text:list>
      <text:p text:style-name="P12"><text:span text:style-name="Strong_20_Emphasis"><text:span text:style-name="T55"><text:tab/><text:tab/></text:span></text:span><text:span text:style-name="Strong_20_Emphasis"><text:span text:style-name="T67">Formato de salida:</text:span></text:span></text:p>
      <text:p text:style-name="P27"><draw:frame draw:style-name="fr4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/text:p>
      <text:p text:style-name="P27"/>
      <text:p text:style-name="P27"/>
      <text:p text:style-name="P27"/>
      <text:p text:style-name="P13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27"/>
      <text:p text:style-name="P27"><draw:frame draw:style-name="fr2" draw:name="Imagen18" text:anchor-type="char" svg:width="17cm" svg:height="18.327cm" draw:z-index="17"><draw:image xlink:href="Pictures/10000000000003C00000040B33F6905630B2595E.jpg" xlink:type="simple" xlink:show="embed" xlink:actuate="onLoad" draw:mime-type="image/jpeg"/></draw:frame></text:p>
      <text:p text:style-name="P27"><text:soft-page-break/></text:p>
      <text:list text:continue-numbering="true" text:style-name="L2">
        <text:list-header>
          <text:p text:style-name="P63"><text:span text:style-name="Strong_20_Emphasis"><text:span text:style-name="T56">3.c)</text:span></text:span><text:span text:style-name="Strong_20_Emphasis"><text:span text:style-name="T53"> Mostrar una tabla con las siguientes columnas </text:span></text:span><text:span text:style-name="Strong_20_Emphasis"><text:span text:style-name="T55">(biblioteca3.xsl)</text:span></text:span><text:span text:style-name="Strong_20_Emphasis"><text:span text:style-name="T53">:</text:span></text:span></text:p>
        </text:list-header>
      </text:list>
      <text:list text:style-name="L3">
        <text:list-item>
          <text:p text:style-name="P64"><text:span text:style-name="Strong_20_Emphasis"><text:span text:style-name="T53">Precio del libro, ordenando los resultados por este campo (Nota: se ordenan como si fueran cadenas y no números).</text:span></text:span></text:p>
        </text:list-item>
        <text:list-item>
          <text:p text:style-name="P64"><text:span text:style-name="Strong_20_Emphasis"><text:span text:style-name="T53">Título del libro. Se mostrará el fondo de la celda en color rojo si el precio es mayor de 100.</text:span></text:span></text:p>
        </text:list-item>
        <text:list-item>
          <text:p text:style-name="P64"><text:span text:style-name="Strong_20_Emphasis"><text:span text:style-name="T53">Año de publicación. Se mostrará el texto en cursiva.</text:span></text:span></text:p>
          <text:list>
            <text:list-header>
              <text:p text:style-name="P65"><text:span text:style-name="Strong_20_Emphasis"><text:span text:style-name="T67">Formato de salida:</text:span></text:span><draw:frame draw:style-name="fr1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28"/>
      <text:p text:style-name="P28"/>
      <text:p text:style-name="P29"/>
      <text:p text:style-name="P69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73"><draw:frame draw:style-name="fr1" draw:name="Imagen19" text:anchor-type="char" svg:x="1.094cm" svg:y="0.527cm" svg:width="14.46cm" svg:height="15.589cm" draw:z-index="18"><draw:image xlink:href="Pictures/10000000000003C00000040B864CF763D1A86ADA.jpg" xlink:type="simple" xlink:show="embed" xlink:actuate="onLoad" draw:mime-type="image/jpeg"/></draw:frame></text:p>
      <text:list text:continue-numbering="true" text:style-name="L3">
        <text:list-header>
          <text:p text:style-name="P72"/>
        </text:list-header>
      </text:list>
      <text:list text:style-name="L4">
        <text:list-header>
          <text:p text:style-name="P66"><text:span text:style-name="Strong_20_Emphasis"><text:span text:style-name="T56">3.d)</text:span></text:span><text:span text:style-name="Strong_20_Emphasis"><text:span text:style-name="T53"> Mostrar una tabla con una primera fila de encabezado y con las siguientes columnas </text:span></text:span><text:span text:style-name="Strong_20_Emphasis"><text:span text:style-name="T55">(biblioteca</text:span></text:span><text:span text:style-name="Strong_20_Emphasis"><text:span text:style-name="T57">4</text:span></text:span><text:span text:style-name="Strong_20_Emphasis"><text:span text:style-name="T55">.xsl)</text:span></text:span><text:span text:style-name="Strong_20_Emphasis"><text:span text:style-name="T53">:</text:span></text:span></text:p>
        </text:list-header>
      </text:list>
      <text:list text:style-name="L5">
        <text:list-item>
          <text:p text:style-name="P67"><text:span text:style-name="Strong_20_Emphasis"><text:span text:style-name="T53">Título del libro, en color rojo si el precio es mayor de 100, añadiéndole el texto "(Caro)" a continuación, ordenando los resultados por este campo.</text:span></text:span></text:p>
        </text:list-item>
        <text:list-item>
          <text:p text:style-name="P67"><text:span text:style-name="Strong_20_Emphasis"><text:span text:style-name="T53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67"><text:span text:style-name="Strong_20_Emphasis"><text:span text:style-name="T53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8"><text:span text:style-name="Strong_20_Emphasis"><text:span text:style-name="T27"><text:tab/><text:tab/></text:span></text:span><text:span text:style-name="Strong_20_Emphasis"><text:span text:style-name="T29">Formato de salida:</text:span></text:span><text:span text:style-name="Strong_20_Emphasis"><text:span text:style-name="T27"><text:tab/></text:span></text:span></text:p>
      <text:p text:style-name="P37"/>
      <text:p text:style-name="P30"><draw:frame draw:style-name="fr1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/text:p>
      <text:p text:style-name="P33"><text:span text:style-name="Strong_20_Emphasis"><text:span text:style-name="T33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4T12:16:26.578000000</dc:date>
    <meta:editing-duration>P1DT9H19M53S</meta:editing-duration>
    <meta:editing-cycles>155</meta:editing-cycles>
    <meta:generator>LibreOffice/7.5.6.2$Windows_X86_64 LibreOffice_project/f654817fb68d6d4600d7d2f6b647e47729f55f15</meta:generator>
    <meta:document-statistic meta:table-count="2" meta:image-count="19" meta:object-count="0" meta:page-count="14" meta:paragraph-count="128" meta:word-count="900" meta:character-count="6942" meta:non-whitespace-character-count="5759"/>
  </office:meta>
</office:document-meta>
</file>